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544cm" table:align="left"/>
    </style:style>
    <style:style style:name="Tabela1.A" style:family="table-column">
      <style:table-column-properties style:column-width="5.544cm"/>
    </style:style>
    <style:style style:name="Tabela1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Tabela2" style:family="table">
      <style:table-properties style:width="5.533cm" table:align="left"/>
    </style:style>
    <style:style style:name="Tabela2.A" style:family="table-column">
      <style:table-column-properties style:column-width="5.533cm"/>
    </style:style>
    <style:style style:name="Tabela2.A1" style:family="table-cell">
      <style:table-cell-properties style:vertical-align="middle" fo:background-color="#333333" fo:padding="0cm" fo:border="none">
        <style:background-image/>
      </style:table-cell-properties>
    </style:style>
    <style:style style:name="P1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left="1.27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/>
    </style:style>
    <style:style style:name="P1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333333" loext:char-shading-value="0"/>
    </style:style>
    <style:style style:name="T7" style:family="text">
      <style:text-properties fo:font-variant="normal" fo:text-transform="none" fo:color="#fcc28c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8" style:family="text">
      <style:text-properties fo:font-variant="normal" fo:text-transform="none" fo:color="#ffffaa" loext:opacity="100%" style:text-line-through-style="none" style:text-line-through-type="none" style:font-name="Consolas" fo:font-size="12pt" fo:font-style="normal" style:text-underline-style="none" fo:font-weight="normal" style:text-blinking="false" fo:background-color="#333333" loext:char-shading-value="0"/>
    </style:style>
    <style:style style:name="T9" style:family="text">
      <style:text-properties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7fb2639f-7fff-da31-85fc-55e8e56ec93f"/><text:span text:style-name="T1">2a</text:span><text:span text:style-name="T4"> </text:span><text:span text:style-name="T1">Etapa do Trabalho</text:span></text:p>
      <text:p text:style-name="Text_20_body"/>
      <text:p text:style-name="P4">Nome: José Ferreira Arantes Lopes e Matheus Henrique Maia Ramos</text:p>
      <text:p text:style-name="Text_20_body"/>
      <text:p text:style-name="P5">Com a primeira etapa do trabalho concluída, temos o ambiente de trabalho pronto para a criação dos projetos em NestJS e Vue.</text:p>
      <text:p text:style-name="Text_20_body"/>
      <text:p text:style-name="P11">Criação do projeto em NestJS na pasta projetoNest:</text:p>
      <text:p text:style-name="Text_20_body"/>
      <text:list xml:id="list1655379589" text:style-name="L1">
        <text:list-item>
          <text:p text:style-name="P6">Entre no diretório que deseja instalar o projeto, ou seja, a pasta “projeto-nest”. Então crie um projeto em NestJS, usando o seguinte comando no terminal:</text:p>
        </text:list-item>
      </text:list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5">nest </text:span><text:span text:style-name="T7">new</text:span><text:span text:style-name="T6"> </text:span><text:span text:style-name="T8">projeto</text:span><text:span text:style-name="T5">-nest</text:span></text:p>
          </table:table-cell>
        </table:table-row>
      </table:table>
      <text:p text:style-name="Text_20_body"/>
      <text:list xml:id="list2318768888" text:style-name="L2">
        <text:list-item>
          <text:p text:style-name="P7">Será perguntado qual gerenciador de pacote você deseja usar, confira se a opção “npm” está selecionada e tecle Enter.</text:p>
        </text:list-item>
      </text:list>
      <text:p text:style-name="Text_20_body"><text:line-break/></text:p>
      <text:p text:style-name="P11">Criação do projeto em Vue na pasta projetoVue:</text:p>
      <text:p text:style-name="Text_20_body"/>
      <text:list xml:id="list1651351008" text:style-name="L3">
        <text:list-item>
          <text:p text:style-name="P8">Entre no diretório que deseja instalar o projeto, ou seja, a pasta “projetoVue”. Então crie um projeto em Vue, usando o seguinte comando:</text:p>
        </text:list-item>
      </text:list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8">npm</text:span><text:span text:style-name="T6"> </text:span><text:span text:style-name="T5">create vue@latest</text:span></text:p>
          </table:table-cell>
        </table:table-row>
      </table:table>
      <text:p text:style-name="Text_20_body"/>
      <text:list xml:id="list13223581" text:style-name="L4">
        <text:list-item>
          <text:p text:style-name="P10"><text:span text:style-name="T10">Será perguntado se você deseja instalar o pacote create-vue@3.9.2. </text:span><text:span text:style-name="T9">Escreva ‘y’, sem as aspas, e tecle Enter. (Isso ocorre apenas na primeira vez que instalamos o Vue)</text:span></text:p>
        </text:list-item>
      </text:list>
      <text:p text:style-name="Text_20_body"/>
      <text:list xml:id="list3921158010" text:style-name="L5">
        <text:list-item>
          <text:p text:style-name="P9">Siga as instruções para cada campo que será questionado:</text:p>
        </text:list-item>
      </text:list>
      <text:p text:style-name="P3"><text:span text:style-name="T2">Project name:</text:span><text:span text:style-name="T4"> </text:span><text:span text:style-name="T3">Digite “projeto-vue”</text:span></text:p>
      <text:p text:style-name="P3"><text:span text:style-name="T2">Add TypeScript?</text:span><text:span text:style-name="T4"> </text:span><text:span text:style-name="T3">Tecle Enter</text:span></text:p>
      <text:p text:style-name="P3"><text:span text:style-name="T2">Add JSX Support?</text:span><text:span text:style-name="T4"> </text:span><text:span text:style-name="T3">Tecle Enter</text:span></text:p>
      <text:p text:style-name="P3"><text:span text:style-name="T2">Add Vue Router for Single Page Application development?</text:span><text:span text:style-name="T4"> </text:span><text:span text:style-name="T3">Tecle Enter</text:span></text:p>
      <text:p text:style-name="P3"><text:span text:style-name="T2">Add Pinia for state management?</text:span><text:span text:style-name="T4"> </text:span><text:span text:style-name="T3">Tecle Enter</text:span></text:p>
      <text:p text:style-name="P3"><text:span text:style-name="T2">Add Vitest for Unit Testing?</text:span><text:span text:style-name="T4"> </text:span><text:span text:style-name="T3">Tecle Enter</text:span></text:p>
      <text:p text:style-name="P3"><text:span text:style-name="T2">Add an End-to-End Testing Solution?</text:span><text:span text:style-name="T4"> </text:span><text:span text:style-name="T3">Tecle Enter</text:span></text:p>
      <text:p text:style-name="P3"><text:span text:style-name="T2">Add ESLint for code quality?</text:span><text:span text:style-name="T4"> </text:span><text:span text:style-name="T3">Tecle Enter</text:span>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nsolas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19:05.864881495</meta:creation-date>
    <dc:date>2024-02-27T12:19:24.225459137</dc:date>
    <meta:editing-duration>PT18S</meta:editing-duration>
    <meta:editing-cycles>1</meta:editing-cycles>
    <meta:document-statistic meta:table-count="2" meta:image-count="0" meta:object-count="0" meta:page-count="2" meta:paragraph-count="21" meta:word-count="217" meta:character-count="1312" meta:non-whitespace-character-count="1119"/>
    <meta:generator>LibreOffice/7.3.7.2$Linux_X86_64 LibreOffice_project/30$Build-2</meta:generator>
  </office:meta>
</office:document-meta>
</file>